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opacity="100%" draw:opacity-name="Transparency_20_3" draw:textarea-horizontal-align="justify" draw:textarea-vertical-align="middle" draw:auto-grow-height="false" fo:min-height="2.086cm" fo:min-width="0.398cm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opacity="100%" draw:opacity-name="Transparency_20_3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8.42cm" svg:y="3.92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" draw:id="id2" draw:layer="layout" svg:width="0.762cm" svg:height="0.762cm" svg:x="6.321cm" svg:y="5.422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10.522cm" svg:y="5.423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0.762cm" svg:height="0.762cm" svg:x="5.222cm" svg:y="7.123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" draw:id="id5" draw:layer="layout" svg:width="0.762cm" svg:height="0.762cm" svg:x="7.356cm" svg:y="7.124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9.49cm" svg:y="7.124cm">
          <text:p text:style-name="P1"><text:span text:style-name="T1">2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0.762cm" svg:height="0.762cm" svg:x="11.624cm" svg:y="7.125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" draw:id="id8" draw:layer="layout" svg:width="0.762cm" svg:height="0.762cm" svg:x="4.623cm" svg:y="9.124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0.762cm" svg:height="0.762cm" svg:x="5.757cm" svg:y="9.125cm">
          <text:p text:style-name="P1"><text:span text:style-name="T1">3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0" draw:id="id10" draw:layer="layout" svg:width="0.762cm" svg:height="0.762cm" svg:x="6.791cm" svg:y="9.125cm">
          <text:p text:style-name="P1"><text:span text:style-name="T1">3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1" draw:id="id11" draw:layer="layout" svg:width="0.762cm" svg:height="0.762cm" svg:x="7.925cm" svg:y="9.126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8.42cm" svg:y1="4.302cm" svg:x2="6.702cm" svg:y2="5.422cm" draw:start-shape="id1" draw:start-glue-point="6" draw:end-shape="id2" draw:end-glue-point="4" svg:d="M8420 4302l-1718 1120" svg:viewBox="0 0 1719 1121">
          <text:p/>
        </draw:connector>
        <draw:connector draw:style-name="gr2" draw:text-style-name="P3" draw:layer="layout" draw:type="line" svg:x1="9.182cm" svg:y1="4.302cm" svg:x2="10.903cm" svg:y2="5.423cm" draw:start-shape="id1" draw:start-glue-point="10" draw:end-shape="id3" draw:end-glue-point="4" svg:d="M9182 4302l1721 1121" svg:viewBox="0 0 1722 1122">
          <text:p/>
        </draw:connector>
        <draw:connector draw:style-name="gr2" draw:text-style-name="P3" draw:layer="layout" draw:type="line" svg:x1="6.321cm" svg:y1="5.803cm" svg:x2="5.603cm" svg:y2="7.123cm" draw:start-shape="id2" draw:start-glue-point="6" draw:end-shape="id4" draw:end-glue-point="4" svg:d="M6321 5803l-718 1320" svg:viewBox="0 0 719 1321">
          <text:p/>
        </draw:connector>
        <draw:connector draw:style-name="gr2" draw:text-style-name="P3" draw:layer="layout" draw:type="line" svg:x1="7.083cm" svg:y1="5.803cm" svg:x2="7.737cm" svg:y2="7.124cm" draw:start-shape="id2" draw:start-glue-point="10" draw:end-shape="id5" draw:end-glue-point="4" svg:d="M7083 5803l654 1321" svg:viewBox="0 0 655 1322">
          <text:p/>
        </draw:connector>
        <draw:connector draw:style-name="gr2" draw:text-style-name="P3" draw:layer="layout" draw:type="line" svg:x1="10.522cm" svg:y1="5.804cm" svg:x2="9.871cm" svg:y2="7.124cm" draw:start-shape="id3" draw:start-glue-point="6" draw:end-shape="id6" draw:end-glue-point="4" svg:d="M10522 5804l-651 1320" svg:viewBox="0 0 652 1321">
          <text:p/>
        </draw:connector>
        <draw:connector draw:style-name="gr2" draw:text-style-name="P3" draw:layer="layout" draw:type="line" svg:x1="11.284cm" svg:y1="5.804cm" svg:x2="12.005cm" svg:y2="7.125cm" draw:start-shape="id3" draw:start-glue-point="10" draw:end-shape="id7" draw:end-glue-point="4" svg:d="M11284 5804l721 1321" svg:viewBox="0 0 722 1322">
          <text:p/>
        </draw:connector>
        <draw:connector draw:style-name="gr2" draw:text-style-name="P3" draw:layer="layout" draw:type="line" svg:x1="5.222cm" svg:y1="7.504cm" svg:x2="5.004cm" svg:y2="9.124cm" draw:start-shape="id4" draw:start-glue-point="6" draw:end-shape="id8" draw:end-glue-point="4" svg:d="M5222 7504l-218 1620" svg:viewBox="0 0 219 1621">
          <text:p/>
        </draw:connector>
        <draw:connector draw:style-name="gr2" draw:text-style-name="P3" draw:layer="layout" draw:type="line" svg:x1="5.984cm" svg:y1="7.504cm" svg:x2="6.138cm" svg:y2="9.125cm" draw:start-shape="id4" draw:start-glue-point="10" draw:end-shape="id9" draw:end-glue-point="4" svg:d="M5984 7504l154 1621" svg:viewBox="0 0 155 1622">
          <text:p/>
        </draw:connector>
        <draw:connector draw:style-name="gr2" draw:text-style-name="P3" draw:layer="layout" draw:type="line" svg:x1="7.356cm" svg:y1="7.505cm" svg:x2="7.172cm" svg:y2="9.125cm" draw:start-shape="id5" draw:start-glue-point="6" draw:end-shape="id10" draw:end-glue-point="4" svg:d="M7356 7505l-184 1620" svg:viewBox="0 0 185 1621">
          <text:p/>
        </draw:connector>
        <draw:connector draw:style-name="gr2" draw:text-style-name="P3" draw:layer="layout" draw:type="line" svg:x1="8.118cm" svg:y1="7.505cm" svg:x2="8.306cm" svg:y2="9.126cm" draw:start-shape="id5" draw:start-glue-point="10" draw:end-shape="id11" draw:end-glue-point="4" svg:d="M8118 7505l188 1621" svg:viewBox="0 0 189 1622">
          <text:p/>
        </draw:connector>
        <draw:custom-shape draw:style-name="gr3" draw:text-style-name="P4" draw:layer="layout" svg:width="1.27cm" svg:height="3.302cm" draw:transform="rotate (0.546811654649823) translate (5.818cm 5.5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7T17:06:25.655000000</meta:creation-date>
    <dc:date>2020-10-27T17:16:53.498000000</dc:date>
    <meta:editing-duration>PT17S</meta:editing-duration>
    <meta:editing-cycles>1</meta:editing-cycles>
    <meta:document-statistic meta:object-count="22"/>
    <meta:generator>LibreOffice/6.3.2.2$Windows_X86_64 LibreOffice_project/98b30e735bda24bc04ab42594c85f7fd8be07b9c</meta:generator>
  </office:meta>
</office:document-meta>
</file>